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5">
      <style:text-properties fo:font-weight="normal" style:font-weight-asian="normal" style:font-weight-complex="normal"/>
    </style:style>
    <style:style style:name="P10" style:family="paragraph" style:parent-style-name="Standard" style:list-style-name="L6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2</text:p>
      <text:p text:style-name="P1"/>
      <text:p text:style-name="P2">Backlog :</text:p>
      <text:list xml:id="list31221172" text:style-name="L1">
        <text:list-header>
          <text:p text:style-name="P5"/>
        </text:list-header>
        <text:list-item>
          <text:p text:style-name="P5">mise en place de la structure de données </text:p>
          <text:list>
            <text:list-item>
              <text:list>
                <text:list-item>
                  <text:list>
                    <text:list-item>
                      <text:p text:style-name="P5">mise en place de la structure de données</text:p>
                    </text:list-item>
                    <text:list-item>
                      <text:p text:style-name="P5">écriture des tests pour la structure de données</text:p>
                      <text:p text:style-name="P5"/>
                    </text:list-item>
                  </text:list>
                </text:list-item>
              </text:list>
              <text:p text:style-name="P5"/>
            </text:list-item>
          </text:list>
        </text:list-item>
      </text:list>
      <text:list xml:id="list31218676" text:style-name="L2">
        <text:list-item>
          <text:p text:style-name="P6">mise en place des tests destinés aux fonctionnalités</text:p>
        </text:list-item>
        <text:list-item>
          <text:p text:style-name="P6">rédaction de la documentation pour le Sprint 2</text:p>
          <text:p text:style-name="P6"/>
        </text:list-item>
      </text:list>
      <text:list xml:id="list31208966" text:style-name="L3">
        <text:list-header>
          <text:p text:style-name="P7"/>
        </text:list-header>
      </text:list>
      <text:p text:style-name="P3">Estimations + affectations :</text:p>
      <text:p text:style-name="P3"/>
      <text:list xml:id="list31220495" text:style-name="L4">
        <text:list-item>
          <text:p text:style-name="P8">mise en place de la structure de données</text:p>
          <text:list>
            <text:list-item>
              <text:p text:style-name="P8">mis en place de la structure de données (Jérémy Geoffroy &amp; Anthony Da Silva) : 1h</text:p>
            </text:list-item>
            <text:list-item>
              <text:p text:style-name="P8">mis en place des tests pour la structure de données (Jérémy Geoffroy &amp; Anthony Da Silva) : 1h30</text:p>
              <text:p text:style-name="P8"/>
            </text:list-item>
          </text:list>
        </text:list-item>
      </text:list>
      <text:list xml:id="list31200553" text:style-name="L5">
        <text:list-item>
          <text:p text:style-name="P9">mis en place des tests destinés au fonctionnalités du Sprint 3 (Cyrielle Bazart &amp; Romain Dartois) : 2h</text:p>
        </text:list-item>
      </text:list>
      <text:p text:style-name="P4"/>
      <text:list xml:id="list31216237" text:style-name="L6">
        <text:list-item>
          <text:p text:style-name="P10">rédaction de la documentation pour le Sprint 2 (Cyrielle Bazart &amp; Romain Dartois) : 30 minutes</text:p>
          <text:p text:style-name="P10"/>
        </text:list-item>
      </text:list>
      <text:p text:style-name="P4"/>
      <text:p text:style-name="P3">Burndown chart :</text:p>
      <text:p text:style-name="P3"/>
      <text:p text:style-name="P3"><draw:frame draw:style-name="fr1" draw:name="Objet1" text:anchor-type="paragraph" svg:width="15.647cm" svg:height="7.953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16:04:55.93</meta:creation-date>
    <dc:date>2012-05-08T11:29:42.25</dc:date>
    <meta:editing-duration>PT1H8M31S</meta:editing-duration>
    <meta:editing-cycles>7</meta:editing-cycles>
    <meta:generator>LibreOffice/3.5$Windows_x86 LibreOffice_project/281b639-6baa1d3-ef66a77-d866f25-f36d45f</meta:generator>
    <meta:document-statistic meta:table-count="0" meta:image-count="0" meta:object-count="1" meta:page-count="1" meta:paragraph-count="14" meta:word-count="137" meta:character-count="709" meta:non-whitespace-character-count="5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7cm" svg:height="7.953cm" xlink:href="." xlink:type="simple" chart:class="chart:line" chart:style-name="ch1">
        <chart:title svg:x="5.358cm" svg:y="0.295cm" chart:style-name="ch2">
          <text:p>Burndown Chart Sprint 2</text:p>
        </chart:title>
        <chart:legend chart:legend-position="end" svg:x="13.218cm" svg:y="3.664cm" style:legend-expansion="high" chart:style-name="ch3"/>
        <chart:plot-area chart:style-name="ch4" chart:data-source-has-labels="both" svg:x="0.762cm" svg:y="1.551cm" svg:width="11.832cm" svg:height="5.823cm">
          <chartooo:coordinate-region svg:x="1.424cm" svg:y="1.763cm" svg:width="10.507cm" svg:height="4.938cm"/>
          <chart:axis chart:dimension="x" chart:name="primary-x" chart:style-name="ch5" chartooo:axis-type="text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>27/03/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3/04/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/04/12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